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259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tyle="italic" officeooo:paragraph-rsid="0029116e" style:font-style-asian="italic" style:font-style-complex="italic"/>
    </style:style>
    <style:style style:name="P2" style:family="paragraph" style:parent-style-name="Standard">
      <style:text-properties style:font-name="Liberation Sans" fo:font-style="italic" officeooo:rsid="00136e24" officeooo:paragraph-rsid="0029116e" style:font-style-asian="italic" style:font-style-complex="italic"/>
    </style:style>
    <style:style style:name="P3" style:family="paragraph" style:parent-style-name="Standard">
      <style:text-properties style:font-name="Liberation Sans" fo:font-style="normal" officeooo:rsid="00136e24" officeooo:paragraph-rsid="0029116e" style:font-style-asian="normal" style:font-style-complex="normal"/>
    </style:style>
    <style:style style:name="P4" style:family="paragraph" style:parent-style-name="Standard">
      <style:text-properties style:font-name="Liberation Sans" officeooo:paragraph-rsid="0029116e"/>
    </style:style>
    <style:style style:name="P5" style:family="paragraph" style:parent-style-name="Heading">
      <style:text-properties style:font-name="Liberation Sans" fo:font-style="italic" officeooo:paragraph-rsid="0029116e" style:font-style-asian="italic" style:font-style-complex="italic"/>
    </style:style>
    <style:style style:name="P6" style:family="paragraph" style:parent-style-name="Text_20_body">
      <style:text-properties style:font-name="Liberation Sans" fo:font-style="normal" officeooo:rsid="001f3517" officeooo:paragraph-rsid="0029116e" style:font-style-asian="normal" style:font-style-complex="normal"/>
    </style:style>
    <style:style style:name="P7" style:family="paragraph" style:parent-style-name="Text_20_body">
      <style:text-properties style:font-name="Liberation Sans" fo:font-style="normal" officeooo:paragraph-rsid="0029116e" style:font-style-asian="normal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officeooo:paragraph-rsid="0029116e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officeooo:rsid="0018396d" officeooo:paragraph-rsid="0029116e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1aa659" officeooo:paragraph-rsid="0029116e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18a099" officeooo:paragraph-rsid="0029116e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officeooo:rsid="001a150f" officeooo:paragraph-rsid="0029116e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officeooo:rsid="0020f44f" officeooo:paragraph-rsid="0029116e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officeooo:rsid="001ba4a8" officeooo:paragraph-rsid="0029116e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officeooo:rsid="001f3517" officeooo:paragraph-rsid="0029116e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officeooo:rsid="00217a09" officeooo:paragraph-rsid="0029116e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officeooo:rsid="00250f91" officeooo:paragraph-rsid="0029116e"/>
    </style:style>
    <style:style style:name="P18" style:family="paragraph" style:parent-style-name="Table_20_Heading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14d12c" officeooo:paragraph-rsid="0029116e"/>
    </style:style>
    <style:style style:name="P19" style:family="paragraph" style:parent-style-name="Standard">
      <style:text-properties style:font-name="Liberation Sans" fo:font-style="italic" officeooo:paragraph-rsid="0029116e" style:font-style-asian="italic" style:font-style-complex="italic"/>
    </style:style>
    <style:style style:name="P20" style:family="paragraph" style:parent-style-name="Standard">
      <style:text-properties style:font-name="Liberation Sans" fo:font-style="italic" officeooo:paragraph-rsid="0030e10b" style:font-style-asian="italic" style:font-style-complex="italic"/>
    </style:style>
    <style:style style:name="P21" style:family="paragraph" style:parent-style-name="Text_20_body">
      <style:text-properties style:font-name="Liberation Sans" fo:font-style="normal" officeooo:rsid="00250f91" officeooo:paragraph-rsid="0029116e" style:font-style-asian="normal" style:font-style-complex="normal"/>
    </style:style>
    <style:style style:name="P22" style:family="paragraph" style:parent-style-name="Text_20_body">
      <style:text-properties style:font-name="Liberation Sans" fo:font-style="normal" officeooo:rsid="00250f91" officeooo:paragraph-rsid="0030e10b" style:font-style-asian="normal" style:font-style-complex="normal"/>
    </style:style>
    <style:style style:name="P23" style:family="paragraph" style:parent-style-name="Text_20_body">
      <style:text-properties style:font-name="Liberation Sans" fo:font-style="normal" officeooo:rsid="001f3517" officeooo:paragraph-rsid="0030e10b" style:font-style-asian="normal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tyle="normal" officeooo:rsid="001f3517" officeooo:paragraph-rsid="0029116e" style:font-style-asian="normal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tyle="normal" officeooo:rsid="001f3517" officeooo:paragraph-rsid="0030e10b" style:font-style-asian="normal" style:font-style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officeooo:rsid="001f3517" officeooo:paragraph-rsid="0030e10b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officeooo:rsid="00250f91" officeooo:paragraph-rsid="0030e10b"/>
    </style:style>
    <style:style style:name="P28" style:family="paragraph" style:parent-style-name="Table_20_Contents">
      <style:paragraph-properties fo:text-align="start" style:justify-single-word="false"/>
      <style:text-properties officeooo:paragraph-rsid="0029116e"/>
    </style:style>
    <style:style style:name="P29" style:family="paragraph" style:parent-style-name="Table_20_Heading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14d12c" officeooo:paragraph-rsid="0030e10b"/>
    </style:style>
    <style:style style:name="T1" style:family="text">
      <style:text-properties officeooo:rsid="00136e24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6e24" style:font-style-asian="normal" style:font-style-complex="normal"/>
    </style:style>
    <style:style style:name="T4" style:family="text">
      <style:text-properties fo:font-style="normal" officeooo:rsid="001a150f" style:font-style-asian="normal" style:font-style-complex="normal"/>
    </style:style>
    <style:style style:name="T5" style:family="text">
      <style:text-properties fo:font-style="normal" officeooo:rsid="001f3517" style:font-style-asian="normal" style:font-style-complex="normal"/>
    </style:style>
    <style:style style:name="T6" style:family="text">
      <style:text-properties officeooo:rsid="00158376"/>
    </style:style>
    <style:style style:name="T7" style:family="text">
      <style:text-properties officeooo:rsid="0018396d"/>
    </style:style>
    <style:style style:name="T8" style:family="text">
      <style:text-properties officeooo:rsid="001aa659"/>
    </style:style>
    <style:style style:name="T9" style:family="text">
      <style:text-properties officeooo:rsid="001ba4a8"/>
    </style:style>
    <style:style style:name="T10" style:family="text">
      <style:text-properties officeooo:rsid="001d5e2b"/>
    </style:style>
    <style:style style:name="T11" style:family="text">
      <style:text-properties officeooo:rsid="0020f44f"/>
    </style:style>
    <style:style style:name="T12" style:family="text">
      <style:text-properties officeooo:rsid="00217a09"/>
    </style:style>
    <style:style style:name="T13" style:family="text">
      <style:text-properties officeooo:rsid="00219866"/>
    </style:style>
    <style:style style:name="T14" style:family="text">
      <style:text-properties officeooo:rsid="0023a2e8"/>
    </style:style>
    <style:style style:name="T15" style:family="text">
      <style:text-properties officeooo:rsid="00250f91"/>
    </style:style>
    <style:style style:name="T16" style:family="text">
      <style:text-properties officeooo:rsid="00251785"/>
    </style:style>
    <style:style style:name="T17" style:family="text">
      <style:text-properties officeooo:rsid="00252038"/>
    </style:style>
    <style:style style:name="T18" style:family="text">
      <style:text-properties officeooo:rsid="00269ab1"/>
    </style:style>
    <style:style style:name="T19" style:family="text">
      <style:text-properties officeooo:rsid="00284847"/>
    </style:style>
    <style:style style:name="T20" style:family="text">
      <style:text-properties style:font-name="Liberation Sans" officeooo:rsid="00165bbe"/>
    </style:style>
    <style:style style:name="T21" style:family="text">
      <style:text-properties style:font-name="Liberation Sans" fo:font-style="italic" style:font-style-asian="italic" style:font-style-complex="italic"/>
    </style:style>
    <style:style style:name="T22" style:family="text">
      <style:text-properties officeooo:rsid="0030e1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e Case Body</text:span></text:p>
      <text:p text:style-name="P2">Title<text:span text:style-name="T2">: Standard Customer renting a film</text:span></text:p>
      <text:p text:style-name="P2"/>
      <text:p text:style-name="P2">Summary<text:span text:style-name="T2">: This use case allows the UniFilm customer who hold a </text:span><text:span text:style-name="T4">Standard</text:span><text:span text:style-name="T2"> membership to rent a film.</text:span></text:p>
      <text:p text:style-name="P2"/>
      <text:p text:style-name="P2">Actors<text:span text:style-name="T2">: UniFilms Customer (primary), UniFilms Authentication System (secondary)</text:span></text:p>
      <text:p text:style-name="P2"/>
      <text:p text:style-name="P5">Main Success Scenario</text:p>
      <text:p text:style-name="P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8">Actions of <text:span text:style-name="T6">a</text:span>ctors</text:p>
            </table:table-cell>
            <table:table-cell table:style-name="Table1.B1" office:value-type="string">
              <text:p text:style-name="P18">Actions of <text:span text:style-name="T6">s</text:span>ystem</text:p>
            </table:table-cell>
          </table:table-row>
        </table:table-header-rows>
        <table:table-row>
          <table:table-cell table:style-name="Table1.A2" office:value-type="string">
            <text:p text:style-name="P28"><text:span text:style-name="T20">1. Customer navigates to web page </text:span></text:p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2. Customer browses or searches for film they wish to rent</text:p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3. Customer selects a film to rent</text:p>
          </table:table-cell>
          <table:table-cell table:style-name="Table1.B2" office:value-type="string">
            <text:p text:style-name="P9">4. System requests login <text:span text:style-name="T5">details</text:span></text:p>
          </table:table-cell>
        </table:table-row>
        <table:table-row>
          <table:table-cell table:style-name="Table1.A2" office:value-type="string">
            <text:p text:style-name="P9">5. Customer enters login <text:span text:style-name="T5">details</text:span></text:p>
          </table:table-cell>
          <table:table-cell table:style-name="Table1.B2" office:value-type="string">
            <text:p text:style-name="P9">6. System requests authentication from UniFilms <text:span text:style-name="T3">Authentication System</text:span> </text:p>
          </table:table-cell>
        </table:table-row>
        <table:table-row>
          <table:table-cell table:style-name="Table1.A2" office:value-type="string">
            <text:p text:style-name="P10">7. UniFilm's <text:span text:style-name="T3">Authentication System</text:span><text:span text:style-name="T7"> </text:span>confirms login <text:span text:style-name="T5">details</text:span> and membership</text:p>
          </table:table-cell>
          <table:table-cell table:style-name="Table1.B2" office:value-type="string">
            <text:p text:style-name="P11"><text:span text:style-name="T8">8</text:span>. System confirms Customer <text:span text:style-name="T9">has </text:span>membership, and <text:span text:style-name="T9">the </text:span>availability of film rental.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12"><text:span text:style-name="T8">9</text:span>. System displays availability of the film, and requests for a location to send to.</text:p>
          </table:table-cell>
        </table:table-row>
        <table:table-row table:style-name="Table1.8">
          <table:table-cell table:style-name="Table1.A2" office:value-type="string">
            <text:p text:style-name="P12"><text:span text:style-name="T8">10</text:span>. Customer enters address</text:p>
          </table:table-cell>
          <table:table-cell table:style-name="Table1.B2" office:value-type="string">
            <text:p text:style-name="P13">11. System confirms valid address</text:p>
          </table:table-cell>
        </table:table-row>
        <table:table-row table:style-name="Table1.8"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4">1<text:span text:style-name="T11">2</text:span>. System Creates record of rental and submits for <text:span text:style-name="T10">processing</text:span></text:p>
          </table:table-cell>
        </table:table-row>
      </table:table>
      <text:p text:style-name="P3"/>
      <text:p text:style-name="P5">Alternative Scenarios</text:p>
      <text:p text:style-name="P6">A1 : User name or password is incorrect</text:p>
      <text:p text:style-name="P6">The A1 scenario starts a point 6 of the main success scenario</text:p>
      <text:p text:style-name="P6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8">Actions of <text:span text:style-name="T6">a</text:span>ctors</text:p>
            </table:table-cell>
            <table:table-cell table:style-name="Table2.B1" office:value-type="string">
              <text:p text:style-name="P18">Actions of <text:span text:style-name="T6">s</text:span>ystem</text:p>
            </table:table-cell>
          </table:table-row>
        </table:table-header-rows>
        <table:table-row>
          <table:table-cell table:style-name="Table2.A2" office:value-type="string">
            <text:p text:style-name="P15">7. UniFilms <text:span text:style-name="T3">Authentication System </text:span><text:span text:style-name="T2">rejects login details</text:span></text:p>
          </table:table-cell>
          <table:table-cell table:style-name="Table2.B2" office:value-type="string">
            <text:p text:style-name="P15">8. Go to M.4</text:p>
          </table:table-cell>
        </table:table-row>
      </table:table>
      <text:p text:style-name="P4"/>
      <text:p text:style-name="P6">A<text:span text:style-name="T12">2</text:span> : <text:span text:style-name="T13">The address given is not a valid New Zealand address</text:span></text:p>
      <text:p text:style-name="P6">The A<text:span text:style-name="T12">2</text:span> scenario starts a point <text:span text:style-name="T12">11</text:span> of the main success scenario</text:p>
      <text:p text:style-name="P6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8">Actions of <text:span text:style-name="T6">a</text:span>ctors</text:p>
            </table:table-cell>
            <table:table-cell table:style-name="Table3.B1" office:value-type="string">
              <text:p text:style-name="P18">Actions of <text:span text:style-name="T6">s</text:span>ystem</text:p>
            </table:table-cell>
          </table:table-row>
        </table:table-header-rows>
        <table:table-row>
          <table:table-cell table:style-name="Table3.A2" office:value-type="string">
            <text:p text:style-name="P15"/>
          </table:table-cell>
          <table:table-cell table:style-name="Table3.B2" office:value-type="string">
            <text:p text:style-name="P16">12. System identifies the address is not valid</text:p>
          </table:table-cell>
        </table:table-row>
        <text:soft-page-break/>
        <table:table-row>
          <table:table-cell table:style-name="Table3.A2" office:value-type="string">
            <text:p text:style-name="P15"/>
          </table:table-cell>
          <table:table-cell table:style-name="Table3.B2" office:value-type="string">
            <text:p text:style-name="P15"><text:span text:style-name="T12">13</text:span>. Go to M.<text:span text:style-name="T12">9</text:span></text:p>
          </table:table-cell>
        </table:table-row>
      </table:table>
      <text:p text:style-name="P6"><text:span text:style-name="T19">A3</text:span> : <text:span text:style-name="T15">The selected film is not available for rental</text:span></text:p>
      <text:p text:style-name="P6">The <text:span text:style-name="T19">A3</text:span> scenario starts a point <text:span text:style-name="T15">8</text:span> of the main success scenario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8">Actions of <text:span text:style-name="T6">a</text:span>ctors</text:p>
            </table:table-cell>
            <table:table-cell table:style-name="Table4.B1" office:value-type="string">
              <text:p text:style-name="P18">Actions of <text:span text:style-name="T6">s</text:span>ystem</text:p>
            </table:table-cell>
          </table:table-row>
        </table:table-header-rows>
        <table:table-row>
          <table:table-cell table:style-name="Table4.A2" office:value-type="string">
            <text:p text:style-name="P15"/>
          </table:table-cell>
          <table:table-cell table:style-name="Table4.B2" office:value-type="string">
            <text:p text:style-name="P17">9. System finds the film is not <text:span text:style-name="T16">available</text:span> for rental <text:span text:style-name="T18">and informs the Customer</text:span></text:p>
          </table:table-cell>
        </table:table-row>
        <table:table-row>
          <table:table-cell table:style-name="Table4.A2" office:value-type="string">
            <text:p text:style-name="P24"/>
          </table:table-cell>
          <table:table-cell table:style-name="Table4.B2" office:value-type="string">
            <text:p text:style-name="P15"><text:span text:style-name="T15">10</text:span>. Go to M.<text:span text:style-name="T17">2</text:span></text:p>
          </table:table-cell>
        </table:table-row>
      </table:table>
      <text:p text:style-name="P1"/>
      <text:p text:style-name="P5"><text:span text:style-name="T14">Error</text:span> Scenarios</text:p>
      <text:p text:style-name="P7"/>
      <text:p text:style-name="P21">E1 : The customer does not have Standard membership</text:p>
      <text:p text:style-name="P6">The <text:span text:style-name="T15">E</text:span>1 scenario starts a point <text:span text:style-name="T15">8</text:span> of the main success scenario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8">Actions of <text:span text:style-name="T6">a</text:span>ctors</text:p>
            </table:table-cell>
            <table:table-cell table:style-name="Table5.B1" office:value-type="string">
              <text:p text:style-name="P18">Actions of <text:span text:style-name="T6">s</text:span>ystem</text:p>
            </table:table-cell>
          </table:table-row>
        </table:table-header-rows>
        <table:table-row>
          <table:table-cell table:style-name="Table5.A2" office:value-type="string">
            <text:p text:style-name="P15"/>
          </table:table-cell>
          <table:table-cell table:style-name="Table5.B2" office:value-type="string">
            <text:p text:style-name="P17">9. System <text:span text:style-name="T19">shows the customer they do not have Standard membership</text:span></text:p>
          </table:table-cell>
        </table:table-row>
        <table:table-row>
          <table:table-cell table:style-name="Table5.A2" office:value-type="string">
            <text:p text:style-name="P24"/>
          </table:table-cell>
          <table:table-cell table:style-name="Table5.B2" office:value-type="string">
            <text:p text:style-name="P15"><text:span text:style-name="T15">10</text:span>. <text:span text:style-name="T19">System informs customer that at least Standard membership or greater is required to rent; Use Case fails. </text:span></text:p>
          </table:table-cell>
        </table:table-row>
      </table:table>
      <text:p text:style-name="P1"/>
      <text:p text:style-name="P22">E<text:span text:style-name="T22">2</text:span> : The customer <text:span text:style-name="T22">has reached their limit of rentals</text:span></text:p>
      <text:p text:style-name="P23">The <text:span text:style-name="T15">E2</text:span> scenario starts a point <text:span text:style-name="T15">8</text:span> of the main success scenario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29">Actions of <text:span text:style-name="T6">a</text:span>ctors</text:p>
            </table:table-cell>
            <table:table-cell table:style-name="Table6.B1" office:value-type="string">
              <text:p text:style-name="P29">Actions of <text:span text:style-name="T6">s</text:span>ystem</text:p>
            </table:table-cell>
          </table:table-row>
        </table:table-header-rows>
        <table:table-row>
          <table:table-cell table:style-name="Table6.A2" office:value-type="string">
            <text:p text:style-name="P26"/>
          </table:table-cell>
          <table:table-cell table:style-name="Table6.B2" office:value-type="string">
            <text:p text:style-name="P27">9. System <text:span text:style-name="T19">shows the customer they reached their limit of rental films</text:span></text:p>
          </table:table-cell>
        </table:table-row>
        <table:table-row>
          <table:table-cell table:style-name="Table6.A2" office:value-type="string">
            <text:p text:style-name="P25"/>
          </table:table-cell>
          <table:table-cell table:style-name="Table6.B2" office:value-type="string">
            <text:p text:style-name="P26"><text:span text:style-name="T15">10</text:span>. <text:span text:style-name="T19">System informs customer that they have reached their rental limit; Use Case fails. </text:span></text:p>
          </table:table-cell>
        </table:table-row>
      </table:table>
      <text:p text:style-name="P2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3:52:38.484558829</meta:creation-date>
    <dc:date>2014-09-16T15:19:23.096218766</dc:date>
    <meta:editing-duration>PT40M56S</meta:editing-duration>
    <meta:editing-cycles>31</meta:editing-cycles>
    <meta:generator>LibreOffice/4.3.1.2$Linux_X86_64 LibreOffice_project/430m0$Build-2</meta:generator>
    <dc:creator>David Barnett</dc:creator>
    <meta:document-statistic meta:table-count="6" meta:image-count="0" meta:object-count="0" meta:page-count="2" meta:paragraph-count="52" meta:word-count="379" meta:character-count="2210" meta:non-whitespace-character-count="1877"/>
  </office:meta>
</office:document-meta>
</file>